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02a5" officeooo:paragraph-rsid="000102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kgfjag.dsbgajfhagsbcfhvga.gdbgAJHD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7T23:50:33.536834523</meta:creation-date>
    <dc:date>2020-02-27T23:51:19.817880060</dc:date>
    <meta:editing-duration>PT52S</meta:editing-duration>
    <meta:editing-cycles>1</meta:editing-cycles>
    <meta:document-statistic meta:table-count="0" meta:image-count="0" meta:object-count="0" meta:page-count="1" meta:paragraph-count="1" meta:word-count="1" meta:character-count="35" meta:non-whitespace-character-count="35"/>
    <meta:generator>LibreOffice/6.3.4.2.0$Linux_X86_64 LibreOffice_project/30$Build-2</meta:generator>
  </office:meta>
</office:document-meta>
</file>